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Noto Sans Devanagari1" svg:font-family="'Noto Sans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78.46mm"/>
    </style:style>
    <style:style style:name="co3" style:family="table-column">
      <style:table-column-properties fo:break-before="auto" style:column-width="13.11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9.46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table:style-name="ce2" office:value-type="float" office:value="2019" calcext:value-type="float">
            <text:p>2019</text:p>
          </table:table-cell>
          <table:table-cell/>
          <table:table-cell office:value-type="string" calcext:value-type="string">
            <text:p>Öden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ra</text:p>
          </table:table-cell>
          <table:table-cell office:value-type="string" calcext:value-type="string">
            <text:p>Vergi</text:p>
          </table:table-cell>
          <table:table-cell office:value-type="string" calcext:value-type="string">
            <text:p>Ödenecek</text:p>
          </table:table-cell>
          <table:table-cell office:value-type="string" calcext:value-type="string">
            <text:p>Bakiye</text:p>
          </table:table-cell>
        </table:table-row>
        <table:table-row table:style-name="ro3">
          <table:table-cell table:style-name="ce1" office:value-type="date" office:date-value="2019-05-24" calcext:value-type="date">
            <text:p>24.05.2019</text:p>
          </table:table-cell>
          <table:table-cell table:style-name="ce3" office:value-type="string" calcext:value-type="string">
            <text:p>Kira beyannamesi gecikmeli verild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Çalışkan Lise Arkası</text:p>
          </table:table-cell>
          <table:table-cell office:value-type="float" office:value="40625" calcext:value-type="float">
            <text:p>40625</text:p>
          </table:table-cell>
          <table:table-cell office:value-type="float" office:value="8175" calcext:value-type="float">
            <text:p>81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lih Kaymak TuzGümrüğü</text:p>
          </table:table-cell>
          <table:table-cell office:value-type="float" office:value="1750" calcext:value-type="float">
            <text:p>1750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ade talep dilekçesi verildi</text:p>
          </table:table-cell>
          <table:table-cell table:number-columns-repeated="2"/>
          <table:table-cell office:value-type="float" office:value="-1869.94" calcext:value-type="float">
            <text:p>-1869,94</text:p>
          </table:table-cell>
          <table:table-cell table:formula="of:=[.E9]" office:value-type="float" office:value="-1869.94" calcext:value-type="float">
            <text:p>-1869,94</text:p>
          </table:table-cell>
        </table:table-row>
        <table:table-row table:style-name="ro1">
          <table:table-cell table:number-columns-repeated="5"/>
          <table:table-cell table:formula="of:=[.F9]+[.E10]" office:value-type="float" office:value="-1869.94" calcext:value-type="float">
            <text:p>-1869,94</text:p>
          </table:table-cell>
        </table:table-row>
        <table:table-row table:style-name="ro1">
          <table:table-cell table:style-name="ce1" office:value-type="date" office:date-value="2019-05-31" calcext:value-type="date">
            <text:p>31.05.2019</text:p>
          </table:table-cell>
          <table:table-cell office:value-type="string" calcext:value-type="string">
            <text:p>Daireden yazı geldi kiracılara ait kontratlar</text:p>
          </table:table-cell>
          <table:table-cell table:number-columns-repeated="3"/>
          <table:table-cell table:formula="of:=[.F10]+[.E11]" office:value-type="float" office:value="-1869.94" calcext:value-type="float">
            <text:p>-1869,94</text:p>
          </table:table-cell>
        </table:table-row>
        <table:table-row table:style-name="ro1">
          <table:table-cell/>
          <table:table-cell office:value-type="string" calcext:value-type="string">
            <text:p>ve bu kontratlara ait damga vergisi ödendi </text:p>
          </table:table-cell>
          <table:table-cell table:number-columns-repeated="3"/>
          <table:table-cell table:formula="of:=[.F11]+[.E12]" office:value-type="float" office:value="-1869.94" calcext:value-type="float">
            <text:p>-1869,94</text:p>
          </table:table-cell>
        </table:table-row>
        <table:table-row table:style-name="ro1">
          <table:table-cell/>
          <table:table-cell office:value-type="string" calcext:value-type="string">
            <text:p>makbuzları istendi. Damga vergi makbuzları</text:p>
          </table:table-cell>
          <table:table-cell table:number-columns-repeated="3"/>
          <table:table-cell table:formula="of:=[.F12]+[.E13]" office:value-type="float" office:value="-1869.94" calcext:value-type="float">
            <text:p>-1869,94</text:p>
          </table:table-cell>
        </table:table-row>
        <table:table-row table:style-name="ro1">
          <table:table-cell/>
          <table:table-cell office:value-type="string" calcext:value-type="string">
            <text:p>olmadığından tekrar ödenecek</text:p>
          </table:table-cell>
          <table:table-cell table:number-columns-repeated="3"/>
          <table:table-cell table:formula="of:=[.F13]+[.E14]" office:value-type="float" office:value="-1869.94" calcext:value-type="float">
            <text:p>-1869,94</text:p>
          </table:table-cell>
        </table:table-row>
        <table:table-row table:style-name="ro1">
          <table:table-cell table:style-name="ce1" office:value-type="date" office:date-value="2019-06-24" calcext:value-type="date">
            <text:p>24.06.2019</text:p>
          </table:table-cell>
          <table:table-cell office:value-type="string" calcext:value-type="string">
            <text:p>Damga Vergisi</text:p>
          </table:table-cell>
          <table:table-cell table:number-columns-repeated="2"/>
          <table:table-cell office:value-type="float" office:value="72.7" calcext:value-type="float">
            <text:p>72,7</text:p>
          </table:table-cell>
          <table:table-cell table:formula="of:=[.F14]+[.E15]" office:value-type="float" office:value="-1797.24" calcext:value-type="float">
            <text:p>-1797,24</text:p>
          </table:table-cell>
        </table:table-row>
        <table:table-row table:style-name="ro1">
          <table:table-cell table:style-name="ce1" office:value-type="date" office:date-value="2019-07-23" calcext:value-type="date">
            <text:p>23.07.2019</text:p>
          </table:table-cell>
          <table:table-cell office:value-type="string" calcext:value-type="string">
            <text:p>Usulsuzluk Cezası (Beyanname Gecikme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F15]+[.E16]" office:value-type="float" office:value="-1772.24" calcext:value-type="float">
            <text:p>-1772,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Noto Sans Devanagari1" svg:font-family="'Noto Sans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8:19:20.493100069</meta:creation-date>
    <dc:date>2019-07-05T08:35:25.860260052</dc:date>
    <meta:editing-duration>PT5M54S</meta:editing-duration>
    <meta:editing-cycles>2</meta:editing-cycles>
    <meta:generator>LibreOffice/5.2.7.2$Linux_X86_64 LibreOffice_project/20m0$Build-2</meta:generator>
    <meta:document-statistic meta:table-count="1" meta:cell-count="35" meta:object-count="0"/>
  </office:meta>
</office:document-meta>
</file>